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5818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5818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5818" style:font-name-asian="WenQuanYi Micro Hei" style:font-size-asian="13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f5818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5818"/>
    </style:style>
    <style:style style:name="P10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11" style:family="paragraph" style:parent-style-name="Footer">
      <style:text-properties style:font-name="文泉驛微米黑" fo:font-size="8pt" style:font-name-asian="文泉驛微米黑" style:font-size-asian="8pt" style:font-size-complex="8pt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3pt" fo:font-style="normal" fo:font-weight="normal" style:font-name-asian="WenQuanYi Micro Hei" style:font-size-asian="13pt" style:font-style-asian="normal" style:font-weight-asian="normal"/>
    </style:style>
    <style:style style:name="T3" style:family="text">
      <style:text-properties style:font-name="WenQuanYi Micro Hei" fo:font-size="10pt" fo:font-style="normal" fo:font-weight="normal"/>
    </style:style>
    <style:style style:name="T4" style:family="text">
      <style:text-properties style:font-name-asian="WenQuanYi Micro Hei" style:font-size-asian="13pt" style:font-style-asian="normal" style:font-weight-asian="normal"/>
    </style:style>
    <style:style style:name="T5" style:family="text">
      <style:text-properties style:font-name-asian="WenQuanYi Micro Hei" style:font-size-asian="10pt" style:font-style-asian="normal" style:font-weight-asian="normal"/>
    </style:style>
    <style:style style:name="T6" style:family="text">
      <style:text-properties officeooo:rsid="001f5818"/>
    </style:style>
    <style:style style:name="T7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8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9" style:family="text"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坐</text:span><text:span text:style-name="T2">--</text:span><text:span text:style-name="T4">咧。</text:span></text:p>
      <text:p text:style-name="P6">Tsē--leh.</text:p>
      <text:p text:style-name="Text_20_body"/>
      <text:p text:style-name="P4">坐咧食。</text:p>
      <text:p text:style-name="P6">Tsē leh tsia̍h.</text:p>
      <text:p text:style-name="Text_20_body"/>
      <text:p text:style-name="P2"><text:span text:style-name="T4">坐</text:span><text:span text:style-name="T1">--</text:span><text:span text:style-name="T4">咧就好。</text:span></text:p>
      <text:p text:style-name="P6">Tsē--leh tō hó.</text:p>
      <text:p text:style-name="Text_20_body"/>
      <text:p text:style-name="P2"><text:span text:style-name="T4">䖙</text:span><text:span text:style-name="T1">--</text:span><text:span text:style-name="T4">咧無要緊。</text:span></text:p>
      <text:p text:style-name="P6">The--leh bô iàu-kín.</text:p>
      <text:p text:style-name="Text_20_body"/>
      <text:p text:style-name="P2"><text:span text:style-name="T4">巡巡</text:span><text:span text:style-name="T1">--</text:span><text:span text:style-name="T4">咧。</text:span></text:p>
      <text:p text:style-name="P6">Sûn-sûn--leh.</text:p>
      <text:p text:style-name="Text_20_body"/>
      <text:p text:style-name="P2"><text:span text:style-name="T4">我看</text:span><text:span text:style-name="T1">-</text:span><text:span text:style-name="T4">著豬仔。</text:span></text:p>
      <text:p text:style-name="P6">Guá khuànn-tio̍h ti-á.</text:p>
      <text:p text:style-name="Text_20_body"/>
      <text:p text:style-name="P2"><text:span text:style-name="T4">我看</text:span><text:span text:style-name="T1">--</text:span><text:span text:style-name="T4">著的豬仔。</text:span></text:p>
      <text:p text:style-name="P6">Guá khuànn--tio̍h ê ti-á.</text:p>
      <text:p text:style-name="Text_20_body"/>
      <text:p text:style-name="P2"><text:span text:style-name="T4">我看</text:span><text:span text:style-name="T1">--</text:span><text:span text:style-name="T4">著</text:span><text:span text:style-name="T1">--</text:span><text:span text:style-name="T4">的。</text:span></text:p>
      <text:p text:style-name="P6">Guá khuànn--tio̍h--ê.</text:p>
      <text:p text:style-name="Text_20_body"/>
      <text:p text:style-name="P2"><text:span text:style-name="T4">我有看</text:span><text:span text:style-name="T1">--</text:span><text:span text:style-name="T4">著。</text:span></text:p>
      <text:p text:style-name="P6">Guá ū khuànn--tio̍h</text:p>
      <text:p text:style-name="Text_20_body"/>
      <text:p text:style-name="P2"><text:span text:style-name="T4">我看</text:span><text:span text:style-name="T1">-</text:span><text:span text:style-name="T4">著阿媽出門矣。</text:span></text:p>
      <text:p text:style-name="P6">Guá khuànn-tio̍h a-má tshut-mn̂g--ah.</text:p>
      <text:p text:style-name="P8"><text:soft-page-break/><text:span text:style-name="T7">我看會著烏枋。</text:span></text:p>
      <text:p text:style-name="P2"><text:span text:style-name="T3">Guá khuànn ē tio̍h oo-pang</text:span><text:span text:style-name="T5">。</text:span></text:p>
      <text:p text:style-name="Text_20_body"/>
      <text:p text:style-name="P4">你看會著的菜攏是有機的。</text:p>
      <text:p text:style-name="P6">Lí khuànn ē tio̍h ê tshài lóng sī iú-ki--ê.</text:p>
      <text:p text:style-name="Text_20_body"/>
      <text:p text:style-name="P2"><text:span text:style-name="T4">彼號雖然我有想</text:span><text:span text:style-name="T1">--</text:span><text:span text:style-name="T4">過。</text:span></text:p>
      <text:p text:style-name="P6">Hit-lō sui-jiân guá ū siūnn--kuè.</text:p>
      <text:p text:style-name="Text_20_body"/>
      <text:p text:style-name="P4">我有想過未來欲創啥。</text:p>
      <text:p text:style-name="P6">Guá ū siūnn-kuè bī-lâi beh tshòng siannh.</text:p>
      <text:p text:style-name="Text_20_body"/>
      <text:p text:style-name="P4">我刣過雞仔。</text:p>
      <text:p text:style-name="P6">Guá thâi-kuè ke-á.</text:p>
      <text:p text:style-name="Text_20_body"/>
      <text:p text:style-name="P4">阿姨驚妹妹迒袂過溝仔。</text:p>
      <text:p text:style-name="P6">A-î kiann mé-meh hānn bē kuè kau-á.</text:p>
      <text:p text:style-name="Text_20_body"/>
      <text:p text:style-name="P4">這回逃會過逃袂過啊？</text:p>
      <text:p text:style-name="P6">Tsit huê tô ē kuè tô bē kuè--ah?</text:p>
      <text:p text:style-name="Text_20_body"/>
      <text:p text:style-name="P2"><text:span text:style-name="T4">我食</text:span><text:span text:style-name="T1">--</text:span><text:span text:style-name="T4">過的料理百百款。</text:span></text:p>
      <text:p text:style-name="P6">Guá tsia̍h-kuè--ê liāu-lí pah-pah-khuán.</text:p>
      <text:p text:style-name="Text_20_body"/>
      <text:p text:style-name="P4">賊仔拄著警察。</text:p>
      <text:p text:style-name="P6">Tsha̍t-á tú-tio̍h kíng-tshat.</text:p>
      <text:p text:style-name="Text_20_body"/>
      <text:p text:style-name="P2"><text:span text:style-name="T4">恁佇</text:span><text:span text:style-name="T1">tueh</text:span><text:span text:style-name="T4">（佗位）抾著錢？</text:span></text:p>
      <text:p text:style-name="P6">Lín tī tueh khioh-tio̍h tsînn?</text:p>
      <text:p text:style-name="P8"><text:soft-page-break/><text:span text:style-name="T7">是阿土伯揣著</text:span><text:span text:style-name="T8">--</text:span><text:span text:style-name="T7">阮</text:span><text:span text:style-name="T8">--</text:span><text:span text:style-name="T7">的。</text:span></text:p>
      <text:p text:style-name="P6">Sī A-thóo-peh tshuē-tio̍h--gún--ê.</text:p>
      <text:p text:style-name="Text_20_body"/>
      <text:p text:style-name="P2"><text:span text:style-name="T4">像你這款人竟然嘛會想著阮（</text:span><text:span text:style-name="T1">gún#</text:span><text:span text:style-name="T4">）。</text:span></text:p>
      <text:p text:style-name="P6">Tshiūnn lí tsit khuán lâng kìng-jiân mā ē siūnn-tio̍h gún.</text:p>
      <text:p text:style-name="Text_20_body"/>
      <text:p text:style-name="P4">我影著阿媽出門矣。</text:p>
      <text:p text:style-name="P6">Guá iánn-tio̍h a-má tshut-mn̂g--ah.</text:p>
      <text:p text:style-name="Text_20_body"/>
      <text:p text:style-name="P2"><text:span text:style-name="T4">大兄夢著阿爸四界咧揣你（</text:span><text:span text:style-name="T1">lí#</text:span><text:span text:style-name="T4">）。</text:span></text:p>
      <text:p text:style-name="P6">Tuā-hiann bāng-tio̍h a-pa sì-kè teh tshuē lí.</text:p>
      <text:p text:style-name="Text_20_body"/>
      <text:p text:style-name="P2"><text:span text:style-name="T4">我夢著母</text:span><text:span text:style-name="T1">--</text:span><text:span text:style-name="T4">仔行來行去咧揣</text:span><text:span text:style-name="T1">--</text:span><text:span text:style-name="T4">你。</text:span></text:p>
      <text:p text:style-name="P6">Guá bāng-tio̍h bú--á kiânn-lâi-kiânn-khì teh tshuē--lí.</text:p>
      <text:p text:style-name="Text_20_body"/>
      <text:p text:style-name="P2"><text:span text:style-name="T4">人夢著有人攑刀仔按算刣</text:span><text:span text:style-name="T1">--</text:span><text:span text:style-name="T4">我。</text:span></text:p>
      <text:p text:style-name="P6">Lâng bāng-tio̍h ū lâng gia̍h to-á àn-sǹg thâi--guá.</text:p>
      <text:p text:style-name="Text_20_body"/>
      <text:p text:style-name="P2"><text:span text:style-name="T4">我夢著有人攑劍按算刣</text:span><text:span text:style-name="T1">--</text:span><text:span text:style-name="T4">人。</text:span></text:p>
      <text:p text:style-name="P6">Guá bāng-tio̍h ū lâng gia̍h kiàm àn-sǹg thâi--lâng.</text:p>
      <text:p text:style-name="Text_20_body"/>
      <text:p text:style-name="P2"><text:span text:style-name="T4">我抾</text:span><text:span text:style-name="T1">--</text:span><text:span text:style-name="T4">著的錢。</text:span></text:p>
      <text:p text:style-name="P6">Guá khioh--tio̍h ê tsînn.</text:p>
      <text:p text:style-name="Text_20_body"/>
      <text:p text:style-name="P2"><text:span text:style-name="T4">彼隻狗走</text:span><text:span text:style-name="T1">--</text:span><text:span text:style-name="T4">著真緊。</text:span></text:p>
      <text:p text:style-name="P6">Hit tsiah káu tsáu--tio̍h tsin kín.</text:p>
      <text:p text:style-name="Text_20_body"/>
      <text:p text:style-name="P2"><text:span text:style-name="T4">毋通寒</text:span><text:span text:style-name="T1">--</text:span><text:span text:style-name="T4">著。</text:span></text:p>
      <text:p text:style-name="P6">M̄-thang kuânn--tio̍h.</text:p>
      <text:p text:style-name="P8"><text:soft-page-break/><text:span text:style-name="T7">神明桌是我硞</text:span><text:span text:style-name="T8">--</text:span><text:span text:style-name="T7">著</text:span><text:span text:style-name="T8">--</text:span><text:span text:style-name="T7">的。</text:span></text:p>
      <text:p text:style-name="P6">Sîn-bîng-toh sī guá kho̍k--tio̍h--ê.</text:p>
      <text:p text:style-name="Text_20_body"/>
      <text:p text:style-name="P2"><text:span text:style-name="T4">這空喙是去予割割</text:span><text:span text:style-name="T1">--</text:span><text:span text:style-name="T4">著</text:span><text:span text:style-name="T1">--</text:span><text:span text:style-name="T4">的。</text:span></text:p>
      <text:p text:style-name="P6">Tse khang-tshuì sī khì hōo kuah-kuah--tio̍h--ê.</text:p>
      <text:p text:style-name="Text_20_body"/>
      <text:p text:style-name="P2"><text:span text:style-name="T4">無細膩予阿木</text:span><text:span text:style-name="T1">--</text:span><text:span text:style-name="T4">仔看</text:span><text:span text:style-name="T1">--</text:span><text:span text:style-name="T4">著</text:span><text:span text:style-name="T1">--</text:span><text:span text:style-name="T4">的。</text:span></text:p>
      <text:p text:style-name="P6">Bô-sè-jī hōo A-bo̍k--á khuànn--tio̍h--ê.</text:p>
      <text:p text:style-name="Text_20_body"/>
      <text:p text:style-name="P2"><text:span text:style-name="T4">有，我有想</text:span><text:span text:style-name="T1">--</text:span><text:span text:style-name="T4">著。</text:span></text:p>
      <text:p text:style-name="P6">Ū, guá ū siūnn--tio̍h.</text:p>
      <text:p text:style-name="Text_20_body"/>
      <text:p text:style-name="P2"><text:span text:style-name="T4">無呢，我無抾</text:span><text:span text:style-name="T1">--</text:span><text:span text:style-name="T4">著。</text:span></text:p>
      <text:p text:style-name="P6">Bô--neh, guá bô khioh--tio̍h.</text:p>
      <text:p text:style-name="Text_20_body"/>
      <text:p text:style-name="P4">無可能啦，哪有人娶袂著。</text:p>
      <text:p text:style-name="P6">Bô khó-lîng--lah, ná ū lâng tshuā bē tio̍h.</text:p>
      <text:p text:style-name="Text_20_body"/>
      <text:p text:style-name="P4">我對遐經過，無意中看著彼位頭家娘咧睏。</text:p>
      <text:p text:style-name="P6">Guá tuì hia king-kuè, bô-ì-tiong khuànn-tio̍h hit-uī thâu-ke-niû leh khùn.</text:p>
      <text:p text:style-name="Text_20_body"/>
      <text:p text:style-name="P4">我聽著講你欲嫁矣？</text:p>
      <text:p text:style-name="P6">Guá thiann-tio̍h kóng lí beh kè--ah?</text:p>
      <text:p text:style-name="Text_20_body"/>
      <text:p text:style-name="P2"><text:span text:style-name="T4">阮牽的聽</text:span><text:span text:style-name="T1">--</text:span><text:span text:style-name="T4">著歡喜甲喙仔裂獅獅。</text:span></text:p>
      <text:p text:style-name="P6">Gún khan--ê thiann--tio̍h huann-hí kah tshuì-á li̍h-sai-sai.</text:p>
      <text:p text:style-name="Text_20_body"/>
      <text:p text:style-name="P4">彼本冊網路頂應該買有著。</text:p>
      <text:p text:style-name="P6">Hit pún tsheh bāng-lōo-tíng ing-kai bé ū tio̍h.</text:p>
      <text:p text:style-name="P8"><text:soft-page-break/><text:span text:style-name="T7">真歹勢，買無著你欲愛的紅豆冰。</text:span></text:p>
      <text:p text:style-name="P6">Tsin pháinn-sè, bé bô tio̍h lí beh ài--ê âng-tāu-ping.</text:p>
      <text:p text:style-name="Text_20_body"/>
      <text:p text:style-name="P2"><text:span text:style-name="T4">愛相信家己（</text:span><text:span text:style-name="T1">ka-kī</text:span><text:span text:style-name="T4">）一定奅會著男朋友。</text:span></text:p>
      <text:p text:style-name="P6">Ài siong-sìn ka-kī it-tīng phānn ē tio̍h lâm-pîng-iú.</text:p>
      <text:p text:style-name="Text_20_body"/>
      <text:p text:style-name="P4">彼个作者蓋出名，冊店攏買會著伊寫的冊。</text:p>
      <text:p text:style-name="P6">Hit ê tsok-tsiá kài tshut-miâ, tsheh-tiàm lóng bé ē tio̍h i siá ê tsheh.</text:p>
      <text:p text:style-name="Text_20_body"/>
      <text:p text:style-name="P4">彼張唱片已經買袂著矣，你才知銷路有偌好。</text:p>
      <text:p text:style-name="P6">Hit tiunn tshiùnn-phìnn í-king bé bē tio̍h--ah, lí tsiah tsai siau-lōo ū guā hó.</text:p>
      <text:p text:style-name="Text_20_body"/>
      <text:p text:style-name="P2"><text:span text:style-name="T4">佳哉全部攏予我臆臆</text:span><text:span text:style-name="T1">--</text:span><text:span text:style-name="T4">著。</text:span></text:p>
      <text:p text:style-name="P6">Ka-tsài tsuân-pōo lóng hōo guá ioh-ioh--tio̍h.</text:p>
      <text:p text:style-name="Text_20_body"/>
      <text:p text:style-name="P4">今年的清明無轉厝。</text:p>
      <text:p text:style-name="P6">Kin-nî ê tshing-bîng bô tńg tshù.</text:p>
      <text:p text:style-name="Text_20_body"/>
      <text:p text:style-name="P4">阿萬仔轉去食喜酒。</text:p>
      <text:p text:style-name="P6">A-bān--á tńg-khì tsia̍h hí-tsiú.</text:p>
      <text:p text:style-name="Text_20_body"/>
      <text:p text:style-name="P2"><text:span text:style-name="T4">我會包菜尾轉</text:span><text:span text:style-name="T1">--</text:span><text:span text:style-name="T4">去。</text:span></text:p>
      <text:p text:style-name="P6">Guá ē pau tshài-bué tńg--khì.</text:p>
      <text:p text:style-name="Text_20_body"/>
      <text:p text:style-name="P2"><text:span text:style-name="T1">In</text:span><text:span text:style-name="T4">講明年規年攏袂轉去花蓮</text:span><text:span text:style-name="T1">(Hua-lian)</text:span><text:span text:style-name="T4">。</text:span></text:p>
      <text:p text:style-name="P6">In kóng mê-nî kui nî lóng buē tńg-khì Hua-lian.</text:p>
      <text:p text:style-name="Text_20_body"/>
      <text:p text:style-name="P4">你共這盒餅提轉去分人食。</text:p>
      <text:p text:style-name="P6">Lí kā tsit a̍p piánn the̍h tńg-khì pūn lâng tsia̍h.</text:p>
      <text:p text:style-name="P8"><text:soft-page-break/><text:span text:style-name="T7">看覓有啥通買</text:span><text:span text:style-name="T8">--</text:span><text:span text:style-name="T7">轉</text:span><text:span text:style-name="T8">-</text:span><text:span text:style-name="T7">去。</text:span></text:p>
      <text:p text:style-name="P6">Khuànn-māi ū siánn thang bé--tńg-khì.</text:p>
      <text:p text:style-name="Text_20_body"/>
      <text:p text:style-name="P2"><text:span text:style-name="T4">看覓有啥通買轉</text:span><text:span text:style-name="T1">--</text:span><text:span text:style-name="T4">去。</text:span></text:p>
      <text:p text:style-name="P6">Khuànn-māi ū siánn thang bé tńg--khì.</text:p>
      <text:p text:style-name="Text_20_body"/>
      <text:p text:style-name="P2"><text:span text:style-name="T4">嘛看無啥通好紮轉</text:span><text:span text:style-name="T1">--</text:span><text:span text:style-name="T4">去。</text:span></text:p>
      <text:p text:style-name="P6">Mā khuànn bô siánn thang hó tsah--tńg-khì.</text:p>
      <text:p text:style-name="Text_20_body"/>
      <text:p text:style-name="P2"><text:span text:style-name="T4">趕緊共行李寄寄</text:span><text:span text:style-name="T1">--</text:span><text:span text:style-name="T4">轉</text:span><text:span text:style-name="T1">-</text:span><text:span text:style-name="T4">去。</text:span></text:p>
      <text:p text:style-name="P6">Kuánn-kín kā hîng-lí kià-kià--tńg-khì.</text:p>
      <text:p text:style-name="Text_20_body"/>
      <text:p text:style-name="P2"><text:span text:style-name="T4">兩个人自按呢褪褲</text:span><text:span text:style-name="T1">lān</text:span><text:span text:style-name="T4">走走</text:span><text:span text:style-name="T1">--</text:span><text:span text:style-name="T4">轉</text:span><text:span text:style-name="T1">-</text:span><text:span text:style-name="T4">去。</text:span></text:p>
      <text:p text:style-name="P6">Nn̄g ê lâng tsū-àn-ne thǹg-khòo-lān tsáu-tsáu--tńg-khì.</text:p>
      <text:p text:style-name="Text_20_body"/>
      <text:p text:style-name="P4">阮轉來矣。</text:p>
      <text:p text:style-name="P6">Gún tńg--lâi--ah.</text:p>
      <text:p text:style-name="Text_20_body"/>
      <text:p text:style-name="P4">你當時欲轉來拜拜？</text:p>
      <text:p text:style-name="P6">Lí tang-sî beh tńg-lâi pài-pài?</text:p>
      <text:p text:style-name="Text_20_body"/>
      <text:p text:style-name="P2"><text:span text:style-name="T4">多謝你替阮共阿寶揣</text:span><text:span text:style-name="T1">--</text:span><text:span text:style-name="T4">轉</text:span><text:span text:style-name="T1">-</text:span><text:span text:style-name="T4">來。</text:span></text:p>
      <text:p text:style-name="P6">To-siā lí thè gún kā A-pó tshuē--tńg-lâi.</text:p>
      <text:p text:style-name="Text_20_body"/>
      <text:p text:style-name="P2"><text:span text:style-name="T4">多謝你共阿寶鬥揣轉</text:span><text:span text:style-name="T1">--</text:span><text:span text:style-name="T4">來。</text:span></text:p>
      <text:p text:style-name="P6">To-siā lí kā A-pó tàu tshuē tńg--lâi.</text:p>
      <text:p text:style-name="Text_20_body"/>
      <text:p text:style-name="P2"><text:span text:style-name="T4">頭一个走</text:span><text:span text:style-name="T1">--</text:span><text:span text:style-name="T4">轉</text:span><text:span text:style-name="T1">-</text:span><text:span text:style-name="T4">來的人有獎品</text:span><text:span text:style-name="T1">--</text:span><text:span text:style-name="T4">喔！</text:span></text:p>
      <text:p text:style-name="P6">Thâu tsi̍t ê tsáu-tńg-lâi ê lâng ū tsióng-phín--ooh!</text:p>
      <text:p text:style-name="P8"><text:soft-page-break/><text:span text:style-name="T7">先走轉</text:span><text:span text:style-name="T8">--</text:span><text:span text:style-name="T7">來的人才有通食</text:span><text:span text:style-name="T8">--</text:span><text:span text:style-name="T7">喔！</text:span></text:p>
      <text:p text:style-name="P6">Sing tsáu tńg--lâi ê lâng tsiah ū thang tsia̍h--ooh!</text:p>
      <text:p text:style-name="Text_20_body"/>
      <text:p text:style-name="P2"><text:span text:style-name="T4">多謝你（</text:span><text:span text:style-name="T1">lí#</text:span><text:span text:style-name="T4">），替阮共阿達揣倒</text:span><text:span text:style-name="T1">-</text:span><text:span text:style-name="T4">轉</text:span><text:span text:style-name="T1">--</text:span><text:span text:style-name="T4">來。</text:span></text:p>
      <text:p text:style-name="P6">To-siā lí, thè gún kā A-ta̍t tshuē tò-tńg--lâi.</text:p>
      <text:p text:style-name="Text_20_body"/>
      <text:p text:style-name="P2"><text:span text:style-name="T4">我欲共菜先買買</text:span><text:span text:style-name="T1">--</text:span><text:span text:style-name="T4">轉來才去睏。</text:span></text:p>
      <text:p text:style-name="P6">Guá beh kā tshài sing bé-bé--tńg-lâi tsiah khì khùn.</text:p>
      <text:p text:style-name="Text_20_body"/>
      <text:p text:style-name="P4">這項菜真落飯。</text:p>
      <text:p text:style-name="P6">Tsit hāng tshài tsin lo̍h-pn̄g.</text:p>
      <text:p text:style-name="Text_20_body"/>
      <text:p text:style-name="P4">落肥傷重顛倒會傷著根。</text:p>
      <text:p text:style-name="P6">Lo̍h-puî siunn tāng thian-tó ē siong-tio̍h kin.</text:p>
      <text:p text:style-name="Text_20_body"/>
      <text:p text:style-name="P4">日頭落海。</text:p>
      <text:p text:style-name="P6">Ji̍t-thâu lo̍h-hái.</text:p>
      <text:p text:style-name="Text_20_body"/>
      <text:p text:style-name="P2"><text:span text:style-name="T4">緊</text:span><text:span text:style-name="T1">lue̋</text:span><text:span text:style-name="T4">（落去）山跤喝救人。</text:span></text:p>
      <text:p text:style-name="P6">Kín lue̋ suann-kha huah kiù-lâng.</text:p>
      <text:p text:style-name="Text_20_body"/>
      <text:p text:style-name="P2"><text:span text:style-name="T4">這聲害矣，竟然對樓尾頂跋</text:span><text:span text:style-name="T1">--</text:span><text:span text:style-name="T4">落。</text:span></text:p>
      <text:p text:style-name="P6">Tsit-siann hāi--ah, kìng-jiân tuì lâu-bué-tíng pua̍h--lo̍h.</text:p>
      <text:p text:style-name="Text_20_body"/>
      <text:p text:style-name="P2"><text:span text:style-name="T4">規个面消</text:span><text:span text:style-name="T1">--</text:span><text:span text:style-name="T4">落</text:span><text:span text:style-name="T1">-</text:span><text:span text:style-name="T4">去，著加食</text:span><text:span text:style-name="T1">--</text:span><text:span text:style-name="T4">一</text:span><text:span text:style-name="T1">-</text:span><text:span text:style-name="T4">寡</text:span><text:span text:style-name="T1">-</text:span><text:span text:style-name="T4">仔。</text:span></text:p>
      <text:p text:style-name="P6">Kui ê bīn siau--lo̍h-khì, tio̍h ke tsia̍h--tsi̍t-kuá-á.</text:p>
      <text:p text:style-name="Text_20_body"/>
      <text:p text:style-name="P4">山頂無地停，愛駛落去山跤揣位。</text:p>
      <text:p text:style-name="P6">Suann-tíng bô tè thîng, ài sái lo̍h-khì suann-kha tshuē uī.</text:p>
      <text:p text:style-name="P8"><text:soft-page-break/><text:span text:style-name="T7">做伙行行</text:span><text:span text:style-name="T8">--</text:span><text:span text:style-name="T7">落</text:span><text:span text:style-name="T8">-</text:span><text:span text:style-name="T7">去。</text:span></text:p>
      <text:p text:style-name="P6">Tsò-hué kiânn-kiânn--lo̍h-khì.</text:p>
      <text:p text:style-name="Text_20_body"/>
      <text:p text:style-name="P4">這種錢你開會落去喔？</text:p>
      <text:p text:style-name="P6">Tsit tsióng tsînn lí khai ē lo̍h--khì--ooh?</text:p>
      <text:p text:style-name="Text_20_body"/>
      <text:p text:style-name="P2"><text:span text:style-name="T4">這口氣恁爸我吞袂落</text:span><text:span text:style-name="T1">--</text:span><text:span text:style-name="T4">去。</text:span></text:p>
      <text:p text:style-name="P6">Tsit kháu khuì lín-pē guá thun bē lo̍h--khì.</text:p>
      <text:p text:style-name="Text_20_body"/>
      <text:p text:style-name="P2"><text:span text:style-name="T4">替我共梯搬</text:span><text:span text:style-name="T1">--</text:span><text:span text:style-name="T4">落</text:span><text:span text:style-name="T1">-</text:span><text:span text:style-name="T4">來好無？</text:span></text:p>
      <text:p text:style-name="P6">Thè guá kā thui puann--lo̍h-lâi hó--bô?</text:p>
      <text:p text:style-name="Text_20_body"/>
      <text:p text:style-name="P2"><text:span text:style-name="T4">學人按怎共稻仔割</text:span><text:span text:style-name="T1">--</text:span><text:span text:style-name="T4">落</text:span><text:span text:style-name="T1">-</text:span><text:span text:style-name="T4">來。</text:span></text:p>
      <text:p text:style-name="P6">O̍h lâng án-tsuánn kā tiū-á kuah--lo̍h-lâi.</text:p>
      <text:p text:style-name="Text_20_body"/>
      <text:p text:style-name="P2"><text:span text:style-name="T4">阿亭，緊</text:span><text:span text:style-name="T1">lua̋i</text:span><text:span text:style-name="T4">（落來）食飯啦！啊攏叫袂</text:span><text:span text:style-name="T1">luaih</text:span><text:span text:style-name="T4">（落來）是</text:span><text:span text:style-name="T1">le</text:span><text:span text:style-name="T4">？</text:span></text:p>
      <text:p text:style-name="P6">A-tîng, kín lua̋i tsia̍h-pn̄g--lah! Ah lóng kiò bē luaih sī le?</text:p>
      <text:p text:style-name="Text_20_body"/>
      <text:p text:style-name="P2"><text:span text:style-name="T4">敢跳</text:span><text:span text:style-name="T1">--</text:span><text:span text:style-name="T4">落</text:span><text:span text:style-name="T1">-</text:span><text:span text:style-name="T4">來</text:span><text:span text:style-name="T1">--</text:span><text:span text:style-name="T4">的才叫好膽。</text:span></text:p>
      <text:p text:style-name="P6">Kánn thiàu--lo̍h-lâi--ê tsiah kiò hó-tánn.</text:p>
      <text:p text:style-name="Text_20_body"/>
      <text:p text:style-name="P2"><text:span text:style-name="T4">替我共拜過的提提</text:span><text:span text:style-name="T1">--</text:span><text:span text:style-name="T4">落</text:span><text:span text:style-name="T1">-</text:span><text:span text:style-name="T4">來。</text:span></text:p>
      <text:p text:style-name="P6">Thè guá kā pài-kuè--ê the̍h-the̍h--lo̍h-lâi.</text:p>
      <text:p text:style-name="Text_20_body"/>
      <text:p text:style-name="P4">出日頭矣！</text:p>
      <text:p text:style-name="P6">Tshut-ji̍t-thâu--ah!</text:p>
      <text:p text:style-name="Text_20_body"/>
      <text:p text:style-name="P2"><text:span text:style-name="T4">先請伊出</text:span><text:span text:style-name="T1">--</text:span><text:span text:style-name="T4">去。</text:span></text:p>
      <text:p text:style-name="P6">Sing tshiánn i tshut--khì.</text:p>
      <text:p text:style-name="P8"><text:soft-page-break/><text:span text:style-name="T7">你先行出去等計程仔。</text:span></text:p>
      <text:p text:style-name="P6">Lí sing kiânn tshut-khì tán kè-thîng-á.</text:p>
      <text:p text:style-name="Text_20_body"/>
      <text:p text:style-name="P4">歹人共錢運出去國外。</text:p>
      <text:p text:style-name="P6">Pháinn-lâng kā tsînn ūn tshut-khì kok-guā.</text:p>
      <text:p text:style-name="Text_20_body"/>
      <text:p text:style-name="P4">飯共我捀出去飯廳食。</text:p>
      <text:p text:style-name="P6">Pn̄g kā guá phâng tshut-khì pn̄g-thiann tsia̍h.</text:p>
      <text:p text:style-name="Text_20_body"/>
      <text:p text:style-name="P2"><text:span text:style-name="T4">全部攏搬搬</text:span><text:span text:style-name="T1">--</text:span><text:span text:style-name="T4">出去。</text:span></text:p>
      <text:p text:style-name="P6">Tsuân-pōo lóng puann-puann--tshut-khì.</text:p>
      <text:p text:style-name="Text_20_body"/>
      <text:p text:style-name="P2"><text:span text:style-name="T4">伊飛</text:span><text:span text:style-name="T1">--</text:span><text:span text:style-name="T4">出來。</text:span></text:p>
      <text:p text:style-name="P6">I pue--tshut-lâi.</text:p>
      <text:p text:style-name="Text_20_body"/>
      <text:p text:style-name="P2"><text:span text:style-name="T4">伊欲跳</text:span><text:span text:style-name="T1">--</text:span><text:span text:style-name="T4">出來共人嚇驚。</text:span></text:p>
      <text:p text:style-name="P6">I beh thiàu--tshut-lâi kā lâng heh-kiann.</text:p>
      <text:p text:style-name="Text_20_body"/>
      <text:p text:style-name="P4">鬥陣共衫挔出來洗。</text:p>
      <text:p text:style-name="P6">Tàu-tīn kā sann hiannh tshut-lâi sé.</text:p>
      <text:p text:style-name="Text_20_body"/>
      <text:p text:style-name="P2"><text:span text:style-name="T4">共被單挔出來曝曝</text:span><text:span text:style-name="T1">--</text:span><text:span text:style-name="T4">咧。</text:span></text:p>
      <text:p text:style-name="P6">Kā phē-tuann hiannh tshut-lâi pha̍k-pha̍k--leh.</text:p>
      <text:p text:style-name="Text_20_body"/>
      <text:p text:style-name="P4">我行出來看才注意車已經走矣。</text:p>
      <text:p text:style-name="P6">Guá kiânn tshut-lâi khuànn tsiah tsù-ì tshia í-king tsáu--ah.</text:p>
      <text:p text:style-name="Text_20_body"/>
      <text:p text:style-name="P2"><text:span text:style-name="T4">我聽著聲趕</text:span><text:span text:style-name="T1">--</text:span><text:span text:style-name="T4">出來的時陣，車早就走矣。</text:span></text:p>
      <text:p text:style-name="P6">Guá thiann-tio̍h siann kuánn--tshut-lâi ê sî-tsūn, tshia tsá tō tsáu--ah.</text:p>
      <text:p text:style-name="P8"><text:soft-page-break/><text:span text:style-name="T7">全部反反</text:span><text:span text:style-name="T8">--</text:span><text:span text:style-name="T7">出來。</text:span></text:p>
      <text:p text:style-name="P6">Tsuân-pōo píng-píng--tshut-lâi.</text:p>
      <text:p text:style-name="Text_20_body"/>
      <text:p text:style-name="P2"><text:span text:style-name="T4">攏總共掖掖</text:span><text:span text:style-name="T1">--</text:span><text:span text:style-name="T4">出來。</text:span></text:p>
      <text:p text:style-name="P6">Lóng-tsóng kā iā-iā--tshut-lâi.</text:p>
      <text:p text:style-name="Text_20_body"/>
      <text:p text:style-name="P2"><text:span text:style-name="T4">規罐攏共倒倒</text:span><text:span text:style-name="T1">--</text:span><text:span text:style-name="T4">出來。</text:span></text:p>
      <text:p text:style-name="P6">Kui kuàn lóng kā tó-tó-tshut-lâi.</text:p>
      <text:p text:style-name="Text_20_body"/>
      <text:p text:style-name="P2"><text:span text:style-name="T4">我物件做會出</text:span><text:span text:style-name="T1">--</text:span><text:span text:style-name="T4">來。</text:span></text:p>
      <text:p text:style-name="P6">Guá mi̍h-kiānn tsò ē tshut--lâi.</text:p>
      <text:p text:style-name="Text_20_body"/>
      <text:p text:style-name="P2"><text:span text:style-name="T4">物件我趕會出</text:span><text:span text:style-name="T1">--</text:span><text:span text:style-name="T4">來。</text:span></text:p>
      <text:p text:style-name="P6">Mi̍h-kiānn guá tsò ē tshut--lâi.</text:p>
      <text:p text:style-name="Text_20_body"/>
      <text:p text:style-name="P2"><text:span text:style-name="T4">我看袂出</text:span><text:span text:style-name="T1">--</text:span><text:span text:style-name="T4">來我寫的作文是佗一點無好。</text:span></text:p>
      <text:p text:style-name="P6">Guá khuànn bē tshut--lâi guá siá ê tsok-bûn sī tó tsi̍t tiám bô hó.</text:p>
      <text:p text:style-name="Text_20_body"/>
      <text:p text:style-name="P2"><text:span text:style-name="T4">我字攏寫袂出</text:span><text:span text:style-name="T1">--</text:span><text:span text:style-name="T4">來，敢講無水矣？</text:span></text:p>
      <text:p text:style-name="P6">Guá jī lóng siá bē tshut--lâi, kám-kóng bô tsuí--ah?</text:p>
      <text:p text:style-name="Text_20_body"/>
      <text:p text:style-name="P2"><text:span text:style-name="T4">我差一點仔認袂出</text:span><text:span text:style-name="T1">--</text:span><text:span text:style-name="T4">來你是阿火</text:span><text:span text:style-name="T1">--</text:span><text:span text:style-name="T4">仔</text:span><text:span text:style-name="T1">in</text:span><text:span text:style-name="T4">囝。</text:span></text:p>
      <text:p text:style-name="P6">Guá tsha tsi̍t-tiám-á jīn bē tshut--lâi lí sī A-hué--á in kiánn.</text:p>
      <text:p text:style-name="Text_20_body"/>
      <text:p text:style-name="P2"><text:span text:style-name="T4">你門無先開，輪椅捒袂出</text:span><text:span text:style-name="T1">--</text:span><text:span text:style-name="T4">來。</text:span></text:p>
      <text:p text:style-name="P6">Lí mn̂g bô sing khui, lûn-í sak bē tshut--lâi.</text:p>
      <text:p text:style-name="Text_20_body"/>
      <text:p text:style-name="P2"><text:span text:style-name="T4">你先共門開</text:span><text:span text:style-name="T1">--</text:span><text:span text:style-name="T4">開，輪椅毋才捒會出來客廳。</text:span></text:p>
      <text:p text:style-name="P6">Lí sing-kā mn̂g khui--khui, lûn-í m̄-tsiah sak ē tshut-lâi kheh-thiann.</text:p>
      <text:p text:style-name="P8"><text:soft-page-break/><text:span text:style-name="T7">為著前途，盤山閣過嶺。</text:span></text:p>
      <text:p text:style-name="P6">Uī-tio̍h tsiân-tôo, puânn-suann koh kuè-niá.</text:p>
      <text:p text:style-name="Text_20_body"/>
      <text:p text:style-name="P2"><text:span text:style-name="T4">我人這馬氣喘袂過，等</text:span><text:span text:style-name="T1">--</text:span><text:span text:style-name="T4">我</text:span><text:span text:style-name="T1">--</text:span><text:span text:style-name="T4">一下。</text:span></text:p>
      <text:p text:style-name="P6">Guá lâng tsit-má khuì tshuán bē kuè, tán--guá--tsi̍t-ē.</text:p>
      <text:p text:style-name="Text_20_body"/>
      <text:p text:style-name="P2"><text:span text:style-name="T4">麻煩伊騎</text:span><text:span text:style-name="T1">--</text:span><text:span text:style-name="T4">過</text:span><text:span text:style-name="T1">-</text:span><text:span text:style-name="T4">來共我載好</text:span><text:span text:style-name="T1">--</text:span><text:span text:style-name="T4">無？</text:span></text:p>
      <text:p text:style-name="P6">Mâ-huân i khiâ--kuè-lâi kā guá tsài hó--bô?</text:p>
      <text:p text:style-name="Text_20_body"/>
      <text:p text:style-name="P2"><text:span text:style-name="T4">無我叫伊順紲斡過來載</text:span><text:span text:style-name="T1">--</text:span><text:span text:style-name="T4">你？</text:span></text:p>
      <text:p text:style-name="P6">Bô guá kiò i sūn-suà uat kuè-lâi tsài--lí?</text:p>
      <text:p text:style-name="Text_20_body"/>
      <text:p text:style-name="P4">坐佇面頂幌過來幌過去，真歡喜。</text:p>
      <text:p text:style-name="P6">Tsē tī bīn-tíng hàinn-kuè-lâi hàinn-kuè-khì, tsin huann-hí.</text:p>
      <text:p text:style-name="Text_20_body"/>
      <text:p text:style-name="P4">有胡蠅佇門跤口踅過來閣踅過去。</text:p>
      <text:p text:style-name="P6">Ū hôo-sîn tī mn̂g-kha-kháu se̍h kuè-lâi koh se̍h kuè-khì.</text:p>
      <text:p text:style-name="Text_20_body"/>
      <text:p text:style-name="P2"><text:span text:style-name="T1">A-niâ-ueh</text:span><text:span text:style-name="T4">，後個月水電同齊起價。</text:span></text:p>
      <text:p text:style-name="P6">A-niâ-ueh, āu kòo gue̍h tsuí tiān tâng-tsê khí-kè.</text:p>
      <text:p text:style-name="Text_20_body"/>
      <text:p text:style-name="P2"><text:span text:style-name="T4">閣咧起性地，活欲惱</text:span><text:span text:style-name="T1">--</text:span><text:span text:style-name="T4">死。</text:span></text:p>
      <text:p text:style-name="P6">Koh leh khí sìng-tē, ua̍h-beh lóo--sí.</text:p>
      <text:p text:style-name="Text_20_body"/>
      <text:p text:style-name="P4">厝買會起買袂起攏好，只要咱永遠袂分開就好。</text:p>
      <text:p text:style-name="P6">Tshù bé ē khí bé bē khí lóng hó, tsí-iàu lán íng-uán bē pun-khui tō hó.</text:p>
      <text:p text:style-name="Text_20_body"/>
      <text:p text:style-name="P2"><text:span text:style-name="T4">伊看</text:span><text:span text:style-name="T1">--</text:span><text:span text:style-name="T4">起</text:span><text:span text:style-name="T1">-</text:span><text:span text:style-name="T4">來真嬈</text:span><text:span text:style-name="T1">--</text:span><text:span text:style-name="T4">呢。</text:span></text:p>
      <text:p text:style-name="P6">I khuànn--khí-lâi tsin hiâu--neh.</text:p>
      <text:p text:style-name="P8"><text:soft-page-break/><text:span text:style-name="T7">我的面紅甲看</text:span><text:span text:style-name="T8">--</text:span><text:span text:style-name="T7">起</text:span><text:span text:style-name="T8">-</text:span><text:span text:style-name="T7">來若像西瓜。</text:span></text:p>
      <text:p text:style-name="P6">Guá ê bīn âng kah khuànn--khí-lâi ná-tshiūnn si-kue.</text:p>
      <text:p text:style-name="Text_20_body"/>
      <text:p text:style-name="P2"><text:span text:style-name="T4">兩爿的講法對袂起</text:span><text:span text:style-name="T1">--</text:span><text:span text:style-name="T4">來。</text:span></text:p>
      <text:p text:style-name="P6">Nn̄g-pîng ê kóng-huat tuì bē khí--lâi.</text:p>
      <text:p text:style-name="Text_20_body"/>
      <text:p text:style-name="P2"><text:span text:style-name="T4">你起來拭</text:span><text:span text:style-name="T1">--</text:span><text:span text:style-name="T4">一</text:span><text:span text:style-name="T1">-</text:span><text:span text:style-name="T4">下。</text:span></text:p>
      <text:p text:style-name="P6">Lí khí-lâi tshit--tsi̍t-ē.</text:p>
      <text:p text:style-name="Text_20_body"/>
      <text:p text:style-name="P2"><text:span text:style-name="T4">我起</text:span><text:span text:style-name="T1">--</text:span><text:span text:style-name="T4">來（</text:span><text:span text:style-name="T1">khit--lâi</text:span><text:span text:style-name="T4">） 矣。</text:span></text:p>
      <text:p text:style-name="P6">Guá khit--lâi--ah.</text:p>
      <text:p text:style-name="Text_20_body"/>
      <text:p text:style-name="P2"><text:span text:style-name="T4">起來食飯</text:span><text:span text:style-name="T1">--</text:span><text:span text:style-name="T4">無？</text:span></text:p>
      <text:p text:style-name="P6">Khí-lâi tsia̍h-pn̄g--bô?</text:p>
      <text:p text:style-name="Text_20_body"/>
      <text:p text:style-name="P4">佮伊同入花園。</text:p>
      <text:p text:style-name="P6">Kah i tông ji̍p hue-hn̂g.</text:p>
      <text:p text:style-name="Text_20_body"/>
      <text:p text:style-name="P4">一拜天地，二拜高堂，夫妻對拜，送入洞房。</text:p>
      <text:p text:style-name="P6">It pài thinn-tē, jī pài ko-tông, hu-tshe tuì pài, sàng-ji̍p tōng-pông.</text:p>
      <text:p text:style-name="Text_20_body"/>
      <text:p text:style-name="P2"><text:span text:style-name="T4">叫恁的人共珠寶全部囥</text:span><text:span text:style-name="T1">--</text:span><text:span text:style-name="T4">入</text:span><text:span text:style-name="T1">-</text:span><text:span text:style-name="T4">去。</text:span></text:p>
      <text:p text:style-name="P6">Kiò lín ê lâng kā tsu-pó tsuân-pōo khǹg--ji̍p-khì.</text:p>
      <text:p text:style-name="Text_20_body"/>
      <text:p text:style-name="P2"><text:span text:style-name="T4">跋</text:span><text:span text:style-name="T1">--</text:span><text:span text:style-name="T4">入</text:span><text:span text:style-name="T1">-</text:span><text:span text:style-name="T4">去的人攏死矣。</text:span></text:p>
      <text:p text:style-name="P6">Pua̍h--ji̍p-khì ê lâng lóng sí--ah.</text:p>
      <text:p text:style-name="Text_20_body"/>
      <text:p text:style-name="P2"><text:span text:style-name="T4">坐倚</text:span><text:span text:style-name="T1">--</text:span><text:span text:style-name="T4">來免客氣。</text:span></text:p>
      <text:p text:style-name="P6">Tsē uá--lâi bián kheh-khì.</text:p>
      <text:p text:style-name="P8"><text:soft-page-break/><text:span text:style-name="T7">鉛線去予啥人（</text:span><text:span text:style-name="T8">siáng</text:span><text:span text:style-name="T7">）鉸鉸</text:span><text:span text:style-name="T8">--</text:span><text:span text:style-name="T7">斷</text:span><text:span text:style-name="T8">-</text:span><text:span text:style-name="T7">去。</text:span></text:p>
      <text:p text:style-name="P6">Iân-suànn khì hōo siáng ka-ka--tn̄g-khì.</text:p>
      <text:p text:style-name="Text_20_body"/>
      <text:p text:style-name="P2"><text:span text:style-name="T4">啥人過身</text:span><text:span text:style-name="T1">--</text:span><text:span text:style-name="T4">去？</text:span></text:p>
      <text:p text:style-name="P6">Siánn-lâng kuè-sin--khì?</text:p>
      <text:p text:style-name="Text_20_body"/>
      <text:p text:style-name="P2"><text:span text:style-name="T4">叫阿好姨莫過</text:span><text:span text:style-name="T1">--</text:span><text:span text:style-name="T4">去</text:span><text:span text:style-name="T1">--</text:span><text:span text:style-name="T4">矣。</text:span></text:p>
      <text:p text:style-name="P6">Kiò A-hó-î mài kuè--khì--ah.</text:p>
      <text:p text:style-name="Text_20_body"/>
      <text:p text:style-name="P2"><text:span text:style-name="T4">緊來</text:span><text:span text:style-name="T1">--</text:span><text:span text:style-name="T4">去。</text:span></text:p>
      <text:p text:style-name="P6">Kín lâi--khì.</text:p>
      <text:p text:style-name="Text_20_body"/>
      <text:p text:style-name="P2"><text:span text:style-name="T4">來去阮</text:span><text:span text:style-name="T1">(guán)</text:span><text:span text:style-name="T4">兜。</text:span></text:p>
      <text:p text:style-name="P6">Lâi-khì guán tau.</text:p>
      <text:p text:style-name="Text_20_body"/>
      <text:p text:style-name="P2"><text:span text:style-name="T4">來去（</text:span><text:span text:style-name="T1">la̋i</text:span><text:span text:style-name="T4">）唱歌。</text:span></text:p>
      <text:p text:style-name="P6">La̋i tshiùnn-kua.</text:p>
      <text:p text:style-name="Text_20_body"/>
      <text:p text:style-name="P4">趕來去電影院。</text:p>
      <text:p text:style-name="P6">Kuánn lâi-khì tiān-iánn-īnn.</text:p>
      <text:p text:style-name="Text_20_body"/>
      <text:p text:style-name="P4">行來去外口那食那講。</text:p>
      <text:p text:style-name="P6">Kiânn lâi-khì guā-kháu ná tsia̍h ná kóng.</text:p>
      <text:p text:style-name="Text_20_body"/>
      <text:p text:style-name="P4">逐工透早共便當捾來去賣。</text:p>
      <text:p text:style-name="P6">Ta̍k kang thàu-tsá kā piān-tong kuānn lâi-khì bē.</text:p>
      <text:p text:style-name="Text_20_body"/>
      <text:p text:style-name="P2"><text:span text:style-name="T4">我會共阿公</text:span><text:span text:style-name="T1">tshuā</text:span><text:span text:style-name="T4">來去菜市仔。</text:span></text:p>
      <text:p text:style-name="P6">Guá ē kā a-kong tshuā lâi-khì tshài-tshī-á.</text:p>
      <text:p text:style-name="P8"><text:soft-page-break/><text:span text:style-name="T7">這時間好來入</text:span><text:span text:style-name="T8">--</text:span><text:span text:style-name="T7">去。</text:span></text:p>
      <text:p text:style-name="P6">Tse sî-kan hó lâi ji̍p--khì.</text:p>
      <text:p text:style-name="Text_20_body"/>
      <text:p text:style-name="P2"><text:span text:style-name="T4">等轉</text:span><text:span text:style-name="T1">--</text:span><text:span text:style-name="T4">去才閣講。</text:span></text:p>
      <text:p text:style-name="P6">Tán tńg--khì tsiah-koh kóng.</text:p>
      <text:p text:style-name="Text_20_body"/>
      <text:p text:style-name="P2"><text:span text:style-name="T4">有人倚</text:span><text:span text:style-name="T1">--</text:span><text:span text:style-name="T4">來。</text:span></text:p>
      <text:p text:style-name="P6">Ū lâng uá--lâi.</text:p>
      <text:p text:style-name="Text_20_body"/>
      <text:p text:style-name="P2"><text:span text:style-name="T4">驚有</text:span><text:span text:style-name="T1">siáng</text:span><text:span text:style-name="T4">走來偷提我的錢包仔。</text:span></text:p>
      <text:p text:style-name="P6">Kiann ū siáng tsáu-lâi thau-the̍h guá ê tsînn-pau-á.</text:p>
      <text:p text:style-name="Text_20_body"/>
      <text:p text:style-name="P4">想來想去猶是你對我上好。</text:p>
      <text:p text:style-name="P6">Siūnn-lâi-siūnn-khì iáu-sī lí tuì guá siōng hó.</text:p>
      <text:p text:style-name="Text_20_body"/>
      <text:p text:style-name="P2"><text:span text:style-name="T4">加一碗米糕出</text:span><text:span text:style-name="T1">--</text:span><text:span text:style-name="T4">來。</text:span></text:p>
      <text:p text:style-name="P6">Ke tsi̍t uánn bí-ko tshut--lâi.</text:p>
      <text:p text:style-name="Text_20_body"/>
      <text:p text:style-name="P2"><text:span text:style-name="T4">出</text:span><text:span text:style-name="T1">--</text:span><text:span text:style-name="T4">來。</text:span></text:p>
      <text:p text:style-name="P6">Tshut--lâi.</text:p>
      <text:p text:style-name="Text_20_body"/>
      <text:p text:style-name="P2"><text:span text:style-name="T4">出</text:span><text:span text:style-name="T1">--</text:span><text:span text:style-name="T4">去。</text:span></text:p>
      <text:p text:style-name="P6">Tshut--khì.</text:p>
      <text:p text:style-name="Text_20_body"/>
      <text:p text:style-name="P2"><text:span text:style-name="T4">起</text:span><text:span text:style-name="T1">--</text:span><text:span text:style-name="T4">去（</text:span><text:span text:style-name="T1">Khit--lì</text:span><text:span text:style-name="T4">）。</text:span></text:p>
      <text:p text:style-name="P6">Khit--lì.</text:p>
      <text:p text:style-name="Text_20_body"/>
      <text:p text:style-name="P2"><text:span text:style-name="T4">入</text:span><text:span text:style-name="T1">--</text:span><text:span text:style-name="T4">來（</text:span><text:span text:style-name="T1">jip--lâi</text:span><text:span text:style-name="T4">）。</text:span></text:p>
      <text:p text:style-name="P6">jip--lâi.</text:p>
      <text:p text:style-name="P8"><text:soft-page-break/><text:span text:style-name="T7">落</text:span><text:span text:style-name="T8">--</text:span><text:span text:style-name="T7">來（</text:span><text:span text:style-name="T8">loh--lâi</text:span><text:span text:style-name="T7">）。</text:span></text:p>
      <text:p text:style-name="P6">loh--lâi.</text:p>
      <text:p text:style-name="Text_20_body"/>
      <text:p text:style-name="P4">時間到矣，通好落去歇睏。</text:p>
      <text:p text:style-name="P6">Sî-kan kàu--ah, thang hó lo̍h-khì hioh-khùn.</text:p>
      <text:p text:style-name="Text_20_body"/>
      <text:p text:style-name="P2"><text:span text:style-name="T4">你信毋信你若閣應喙應舌，恁爸會隨共你</text:span><text:span text:style-name="T1">tainn--</text:span><text:span text:style-name="T4">落</text:span><text:span text:style-name="T1">-</text:span><text:span text:style-name="T4">去（</text:span><text:span text:style-name="T1">lueh</text:span><text:span text:style-name="T4">）？</text:span></text:p>
      <text:p text:style-name="P6">Lí sìn m̄ sìn lí nā koh ìn-tshuì-ìn-tsi̍h, lín-pē ē suî kā lí tainn--lueh?</text:p>
      <text:p text:style-name="Text_20_body"/>
      <text:p text:style-name="P2"><text:span text:style-name="T4">恁祖媽若共你㧌</text:span><text:span text:style-name="T1">lue̋</text:span><text:span text:style-name="T4">（落去）㧌甲烏青你就會曉矣。</text:span></text:p>
      <text:p text:style-name="P6">Lín tsóo-má nā kā lí mau lue̋ mau kah oo-tshenn lí tō ē-hiáu--ah.</text:p>
      <text:p text:style-name="Text_20_body"/>
      <text:p text:style-name="P2"><text:span text:style-name="T4">你隨我落來海</text:span><text:span text:style-name="T1">--</text:span><text:span text:style-name="T4">裡。</text:span></text:p>
      <text:p text:style-name="P6">Lí suî guá lo̍h-lâi hái--lí.</text:p>
      <text:p text:style-name="Text_20_body"/>
      <text:p text:style-name="P2"><text:span text:style-name="T4">活欲枵</text:span><text:span text:style-name="T1">--</text:span><text:span text:style-name="T4">死。</text:span></text:p>
      <text:p text:style-name="P6">Ua̍h-beh iau--sí.</text:p>
      <text:p text:style-name="Text_20_body"/>
      <text:p text:style-name="P2"><text:span text:style-name="T4">驚</text:span><text:span text:style-name="T1">--</text:span><text:span text:style-name="T4">死。</text:span></text:p>
      <text:p text:style-name="P6">Kiann--sí.</text:p>
      <text:p text:style-name="Text_20_body"/>
      <text:p text:style-name="P4">真正有影是氣死人。</text:p>
      <text:p text:style-name="P6">Tsin-tsiànn ū-iánn sī khì-sí lâng.</text:p>
      <text:p text:style-name="Text_20_body"/>
      <text:p text:style-name="P4">直直拼暝工，欲予這陣人總忝死才甘願呢？</text:p>
      <text:p text:style-name="P6">Ti̍t-ti̍t phing-mê-kang, beh hōo tsit tīn lâng tsóng thiám--sí tsiah kam-guān--nih?</text:p>
      <text:p text:style-name="Text_20_body"/>
      <text:p text:style-name="P4">拍斷手骨顛倒勇。</text:p>
      <text:p text:style-name="P6">Phah-tn̄g tshiú-kut tian-tò ióng.</text:p>
      <text:p text:style-name="P8"><text:soft-page-break/><text:span text:style-name="T7">門拍</text:span><text:span text:style-name="T8">--</text:span><text:span text:style-name="T7">開。</text:span></text:p>
      <text:p text:style-name="P6">Mn̂g phah--khui.</text:p>
      <text:p text:style-name="Text_20_body"/>
      <text:p text:style-name="P2"><text:span text:style-name="T4">共蓋鬥掀掀</text:span><text:span text:style-name="T1">--</text:span><text:span text:style-name="T4">開。</text:span></text:p>
      <text:p text:style-name="P6">Kā kuà tàu hian-hian--khui.</text:p>
      <text:p text:style-name="Text_20_body"/>
      <text:p text:style-name="P2"><text:span text:style-name="T4">布全掀開</text:span><text:span text:style-name="T1">--</text:span><text:span text:style-name="T4">開。</text:span></text:p>
      <text:p text:style-name="P6">Pòo tsuân hian khui--khui.</text:p>
      <text:p text:style-name="Text_20_body"/>
      <text:p text:style-name="P2"><text:span text:style-name="T4">我共電火開</text:span><text:span text:style-name="T1">--</text:span><text:span text:style-name="T4">開。</text:span></text:p>
      <text:p text:style-name="P6">Guá kā tiān-hué khui--khui.</text:p>
      <text:p text:style-name="Text_20_body"/>
      <text:p text:style-name="P4">看電視看甲喙開開。</text:p>
      <text:p text:style-name="P6">Khuànn tiān-sī khuànn kah tshuì khui-khui.</text:p>
      <text:p text:style-name="Text_20_body"/>
      <text:p text:style-name="P2"><text:span text:style-name="T4">水捙</text:span><text:span text:style-name="T1">--</text:span><text:span text:style-name="T4">倒矣。</text:span></text:p>
      <text:p text:style-name="P6">Tsuí tshia--tò--ah.</text:p>
      <text:p text:style-name="Text_20_body"/>
      <text:p text:style-name="P4">水捙倒捙甲規桌頂矣啦你。</text:p>
      <text:p text:style-name="P6">Tsuí tshia-tó tshia kah kui toh-tíng--ah--lah lí.</text:p>
      <text:p text:style-name="Text_20_body"/>
      <text:p text:style-name="P2"><text:span text:style-name="T4">湯挵</text:span><text:span text:style-name="T1">-</text:span><text:span text:style-name="T4">挵</text:span><text:span text:style-name="T1">--</text:span><text:span text:style-name="T4">倒。</text:span></text:p>
      <text:p text:style-name="P6">Tng lòng-lòng--tó.</text:p>
      <text:p text:style-name="Text_20_body"/>
      <text:p text:style-name="P2"><text:span text:style-name="T4">加食</text:span><text:span text:style-name="T1">--</text:span><text:span text:style-name="T4">兩</text:span><text:span text:style-name="T1">-</text:span><text:span text:style-name="T4">碗</text:span><text:span text:style-name="T1">-</text:span><text:span text:style-name="T4">仔。</text:span></text:p>
      <text:p text:style-name="P6">Ke tsia̍h--nn̄g-uánn-á.</text:p>
      <text:p text:style-name="Text_20_body"/>
      <text:p text:style-name="P2"><text:span text:style-name="T4">酒予我閣啉</text:span><text:span text:style-name="T1">--</text:span><text:span text:style-name="T4">幾</text:span><text:span text:style-name="T1">-</text:span><text:span text:style-name="T4">杯</text:span><text:span text:style-name="T1">-</text:span><text:span text:style-name="T4">仔好</text:span><text:span text:style-name="T1">--</text:span><text:span text:style-name="T4">無？</text:span></text:p>
      <text:p text:style-name="P6">Tsiú hōo guá koh lim--kuí-pue-á hó--bô?</text:p>
      <text:p text:style-name="P8"><text:soft-page-break/><text:span text:style-name="T7">彼人欲愛的呢，為啥物共擲掉？</text:span></text:p>
      <text:p text:style-name="P6">Hit lâng beh ài--ê--neh, uī siánn-mi̍h kā tàn-tiāu?</text:p>
      <text:p text:style-name="Text_20_body"/>
      <text:p text:style-name="P4">人早就收擔轉厝矣，阮煞一份攏賣袂掉。</text:p>
      <text:p text:style-name="P6">Lâng tsá tō siu-tànn tńg tshù--ah, gún suah tsi̍t hūn lóng bē buē tiāu.</text:p>
      <text:p text:style-name="Text_20_body"/>
      <text:p text:style-name="P4">害去的電火球總抨抨掉無要緊。</text:p>
      <text:p text:style-name="P6">Hāi--khì ê tiān-hué-kiû tsóng phiann-phiann-tiāu bô iàu-kí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Footer">
      <style:text-properties style:font-name="文泉驛微米黑" fo:font-size="8pt" style:font-name-asian="文泉驛微米黑" style:font-size-asian="8pt" style:font-size-complex="8pt"/>
    </style:style>
    <style:style style:name="MT1" style:family="text">
      <style:text-properties officeooo:rsid="001f58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動詞時貌<text:span text:style-name="MT1">kah補語 – </text:span><text:span text:style-name="MT1"><text:page-number text:select-page="current">1</text:page-number></text:span></text:p>
      </style:header>
      <style:footer>
        <text:p text:style-name="MP2">動詞時貌<text:span text:style-name="MT1">kah補語 – </text:span><text:span text:style-name="MT1"><text:page-number text:select-page="current">1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39:20.468136884</meta:creation-date>
    <dc:date>2018-10-31T14:46:42.782312961</dc:date>
    <meta:editing-duration>PT7M23S</meta:editing-duration>
    <meta:editing-cycles>1</meta:editing-cycles>
    <meta:document-statistic meta:table-count="0" meta:image-count="0" meta:object-count="0" meta:page-count="17" meta:paragraph-count="329" meta:word-count="2926" meta:character-count="8192" meta:non-whitespace-character-count="7408"/>
    <meta:generator>LibreOffice/5.1.6.2$Linux_X86_64 LibreOffice_project/10m0$Build-2</meta:generator>
  </office:meta>
</office:document-meta>
</file>